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3563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23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/>
          <table:table-cell table:number-columns-repeated="11"/>
        </table:table-row>
        <table:table-row table:style-name="ro2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3"/>
          <table:table-cell table:number-columns-repeated="11"/>
        </table:table-row>
        <table:table-row table:style-name="ro1">
          <table:table-cell/>
          <table:table-cell table:style-name="ce4" office:value-type="string">
            <text:p>(make sure to keep this file on alphabet for English !)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(except when a culture forbids it (german comes to mind), please use informal language)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4" office:value-type="string">
            <text:p>if you see pseudo-Latin names (e.g. Flappus Chaoticus Fragilius for Butterfly), have fun translating them. It should be a joke!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French</text:p>
          </table:table-cell>
          <table:table-cell table:style-name="ce5" table:number-columns-repeated="8"/>
        </table:table-row>
        <table:table-row table:style-name="ro1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de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2"/>
          <table:table-cell office:value-type="float" office:value="101">
            <text:p>101</text:p>
          </table:table-cell>
          <table:table-cell office:value-type="string">
            <text:p>beginnerscursus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102">
            <text:p>102</text:p>
          </table:table-cell>
          <table:table-cell office:value-type="string">
            <text:p>vervolgcurs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Ball</text:p>
          </table:table-cell>
          <table:table-cell office:value-type="string">
            <text:p>bowling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Pin</text:p>
          </table:table-cell>
          <table:table-cell office:value-type="string">
            <text:p>keg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tterfly Effect</text:p>
          </table:table-cell>
          <table:table-cell office:value-type="string">
            <text:p>vlindereffec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ancel</text:p>
          </table:table-cell>
          <table:table-cell office:value-type="string">
            <text:p>Afbreken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computer</text:p>
          </table:table-cell>
          <table:table-cell office:value-type="string">
            <text:p>Rechner</text:p>
          </table:table-cell>
          <table:table-cell office:value-type="string">
            <text:p>Ordinateu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bewer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Help</text:p>
          </table:table-cell>
          <table:table-cell office:value-type="string">
            <text:p>Hilfe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Jumping Jack</text:p>
          </table:table-cell>
          <table:table-cell office:value-type="string">
            <text:p>trekpop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>
            <text:p>level</text:p>
          </table:table-cell>
          <table:table-cell office:value-type="string">
            <text:p>level</text:p>
          </table:table-cell>
          <table:table-cell table:number-columns-repeated="10"/>
        </table:table-row>
        <table:table-row table:style-name="ro3">
          <table:table-cell/>
          <table:table-cell table:style-name="Default" office:value-type="string">
            <text:p>Marble</text:p>
          </table:table-cell>
          <table:table-cell office:value-type="string">
            <text:p>knikker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ext&gt;</text:p>
          </table:table-cell>
          <table:table-cell office:value-type="string">
            <text:p>Volgende&gt;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st-It Bo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opnieuw uitvoer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ten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kyhook</text:p>
          </table:table-cell>
          <table:table-cell office:value-type="string">
            <text:p>hemelhaakj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occer Ball</text:p>
          </table:table-cell>
          <table:table-cell office:value-type="string">
            <text:p>voet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nnis Ball</text:p>
          </table:table-cell>
          <table:table-cell office:value-type="string">
            <text:p>tennis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ool Bo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ongedaan ma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You</text:p>
          </table:table-cell>
          <table:table-cell office:value-type="string">
            <text:p>Je / Jij <text:s/>- GEEN U</text:p>
          </table:table-cell>
          <table:table-cell office:value-type="string">
            <text:p>Sie</text:p>
          </table:table-cell>
          <table:table-cell table:number-columns-repeated="9"/>
        </table:table-row>
        <table:table-row table:style-name="ro1" table:number-rows-repeated="6550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5:Sheet1.E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7">02/17/2010</text:date>, <text:time>00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16:25:47</meta:creation-date>
    <dc:date>2010-02-17T00:02:08</dc:date>
    <meta:editing-duration>PT01H12M13S</meta:editing-duration>
    <meta:editing-cycles>19</meta:editing-cycles>
    <meta:generator>OpenOffice.org/3.1$Unix OpenOffice.org_project/310m21$Build-9319</meta:generator>
    <meta:document-statistic meta:table-count="3" meta:cell-count="67" meta:object-count="0"/>
  </office:meta>
</office:document-meta>
</file>